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_Double.setF0( double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Int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oolean.is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Short.setF0( shor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.test_for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Short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Short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.test_for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Float.setF1( floa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Double.setF1( double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.test_for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Int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Float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Short.setF1( shor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yte.setF1( byte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Long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.test_for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Boolean.is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Float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Int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Double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Long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Int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.test_for_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_Float.setF0( floa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yte.setF0( byte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Long.setF0( long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Long.setF1( lo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yte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yte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.test_for_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Double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oolean.setF1( boolean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.test_for_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Boolean.setF0( boolean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